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</text:p>
      <text:p text:style-name="Standard"/>
      <text:p text:style-name="Standard">struct node{</text:p>
      <text:p text:style-name="Standard"><text:tab/>int data;</text:p>
      <text:p text:style-name="Standard"><text:tab/>struct node*link;</text:p>
      <text:p text:style-name="Standard"/>
      <text:p text:style-name="Standard">};</text:p>
      <text:p text:style-name="Standard"/>
      <text:p text:style-name="Standard">struct node*start=NULL;</text:p>
      <text:p text:style-name="Standard">struct node* getnode(){</text:p>
      <text:p text:style-name="Standard"/>
      <text:p text:style-name="Standard"><text:tab/>int item;</text:p>
      <text:p text:style-name="Standard"><text:tab/>printf("Enter the number : ");</text:p>
      <text:p text:style-name="Standard"><text:tab/>scanf("%d",&amp;item);</text:p>
      <text:p text:style-name="Standard"><text:tab/>struct node*new_node=(struct node*)malloc(sizeof(struct node));</text:p>
      <text:p text:style-name="Standard"><text:tab/></text:p>
      <text:p text:style-name="Standard"><text:tab/>if(new_node == NULL){</text:p>
      <text:p text:style-name="Standard"><text:tab/><text:tab/>printf("Memory allocation failed!\n");</text:p>
      <text:p text:style-name="Standard"><text:tab/><text:tab/>exit(1);</text:p>
      <text:p text:style-name="Standard"><text:tab/>}</text:p>
      <text:p text:style-name="Standard"><text:tab/>new_node-&gt;data=item;</text:p>
      <text:p text:style-name="Standard"><text:tab/>new_node-&gt;link=NULL;</text:p>
      <text:p text:style-name="Standard"><text:tab/></text:p>
      <text:p text:style-name="Standard"><text:tab/>return new_node;</text:p>
      <text:p text:style-name="Standard"/>
      <text:p text:style-name="Standard">}</text:p>
      <text:p text:style-name="Standard"/>
      <text:p text:style-name="Standard"/>
      <text:p text:style-name="Standard"/>
      <text:p text:style-name="Standard">void insertAtHead(){</text:p>
      <text:p text:style-name="Standard"/>
      <text:p text:style-name="Standard"><text:tab/>struct node* new_node =getnode();</text:p>
      <text:p text:style-name="Standard"><text:tab/>if(start==NULL){</text:p>
      <text:p text:style-name="Standard"><text:tab/></text:p>
      <text:p text:style-name="Standard"><text:tab/>start=new_node;<text:tab/></text:p>
      <text:p text:style-name="Standard"><text:tab/>}</text:p>
      <text:p text:style-name="Standard"><text:tab/>else{</text:p>
      <text:p text:style-name="Standard"><text:tab/>new_node-&gt;link = start;</text:p>
      <text:p text:style-name="Standard"><text:tab/>start=new_node;</text:p>
      <text:p text:style-name="Standard"><text:tab/></text:p>
      <text:p text:style-name="Standard"><text:tab/>}</text:p>
      <text:p text:style-name="Standard">}</text:p>
      <text:p text:style-name="Standard"/>
      <text:p text:style-name="Standard"/>
      <text:p text:style-name="Standard">void insertTail(){</text:p>
      <text:p text:style-name="Standard"><text:tab/></text:p>
      <text:p text:style-name="Standard"><text:tab/>struct node* new_node = getnode();</text:p>
      <text:p text:style-name="Standard"><text:tab/>if(start==NULL)</text:p>
      <text:p text:style-name="Standard"><text:tab/>{</text:p>
      <text:p text:style-name="Standard"><text:tab/></text:p>
      <text:p text:style-name="Standard"><text:tab/>start=new_node;</text:p>
      <text:p text:style-name="Standard"><text:soft-page-break/></text:p>
      <text:p text:style-name="Standard"><text:tab/>}</text:p>
      <text:p text:style-name="Standard"><text:tab/>else{</text:p>
      <text:p text:style-name="Standard"><text:tab/></text:p>
      <text:p text:style-name="Standard"><text:tab/>struct node*ptr = start;</text:p>
      <text:p text:style-name="Standard"><text:tab/></text:p>
      <text:p text:style-name="Standard"><text:tab/></text:p>
      <text:p text:style-name="Standard"><text:tab/>while(ptr-&gt;link!=NULL){</text:p>
      <text:p text:style-name="Standard"><text:tab/><text:tab/>ptr=ptr-&gt;link;</text:p>
      <text:p text:style-name="Standard"><text:tab/></text:p>
      <text:p text:style-name="Standard"><text:tab/>}</text:p>
      <text:p text:style-name="Standard"><text:tab/></text:p>
      <text:p text:style-name="Standard"><text:tab/>ptr-&gt;link=new_node;</text:p>
      <text:p text:style-name="Standard">}</text:p>
      <text:p text:style-name="Standard">}</text:p>
      <text:p text:style-name="Standard"/>
      <text:p text:style-name="Standard">void deleteAtHead(){</text:p>
      <text:p text:style-name="Standard"/>
      <text:p text:style-name="Standard"><text:tab/>if (start == NULL) {</text:p>
      <text:p text:style-name="Standard"><text:tab/>printf("List is empty, nothing to delete.\n");</text:p>
      <text:p text:style-name="Standard"><text:tab/>} </text:p>
      <text:p text:style-name="Standard"><text:tab/>else {</text:p>
      <text:p text:style-name="Standard"><text:tab/>struct node* ptr = start;</text:p>
      <text:p text:style-name="Standard"><text:tab/>start = start-&gt;link;</text:p>
      <text:p text:style-name="Standard"><text:tab/>free(ptr);</text:p>
      <text:p text:style-name="Standard"><text:tab/>printf("Head node deleted successfully.\n");</text:p>
      <text:p text:style-name="Standard"><text:tab/>}</text:p>
      <text:p text:style-name="Standard"/>
      <text:p text:style-name="Standard">}</text:p>
      <text:p text:style-name="Standard"/>
      <text:p text:style-name="Standard">void deleteTail() {</text:p>
      <text:p text:style-name="Standard"><text:tab/>if (start == NULL) {</text:p>
      <text:p text:style-name="Standard"><text:tab/>printf("List is empty, nothing to delete.\n");</text:p>
      <text:p text:style-name="Standard"><text:tab/>} </text:p>
      <text:p text:style-name="Standard"><text:tab/>else if (start-&gt;link == NULL) {</text:p>
      <text:p text:style-name="Standard"/>
      <text:p text:style-name="Standard"><text:tab/>free(start);</text:p>
      <text:p text:style-name="Standard"><text:tab/>start = NULL;</text:p>
      <text:p text:style-name="Standard"><text:tab/>printf("Tail node deleted successfully.\n");</text:p>
      <text:p text:style-name="Standard"><text:tab/>} </text:p>
      <text:p text:style-name="Standard"><text:tab/>else </text:p>
      <text:p text:style-name="Standard"><text:tab/>{</text:p>
      <text:p text:style-name="Standard"><text:tab/>struct node* ptr = start;</text:p>
      <text:p text:style-name="Standard"><text:tab/>struct node* prev = NULL;</text:p>
      <text:p text:style-name="Standard"/>
      <text:p text:style-name="Standard"><text:tab/>while (ptr-&gt;link != NULL) {</text:p>
      <text:p text:style-name="Standard"><text:tab/>prev = ptr; </text:p>
      <text:p text:style-name="Standard"><text:tab/>ptr = ptr-&gt;link;</text:p>
      <text:p text:style-name="Standard"><text:tab/>}</text:p>
      <text:p text:style-name="Standard"><text:tab/>prev-&gt;link = NULL;</text:p>
      <text:p text:style-name="Standard"><text:tab/>free(ptr);</text:p>
      <text:p text:style-name="Standard"><text:tab/>printf("Tail node deleted successfully.\n");</text:p>
      <text:p text:style-name="Standard"><text:soft-page-break/><text:tab/>}</text:p>
      <text:p text:style-name="Standard">}</text:p>
      <text:p text:style-name="Standard"/>
      <text:p text:style-name="Standard">void traverse() {</text:p>
      <text:p text:style-name="Standard"><text:tab/>if (start == NULL) {</text:p>
      <text:p text:style-name="Standard"><text:tab/>printf("List is empty.\n");</text:p>
      <text:p text:style-name="Standard"><text:tab/>} </text:p>
      <text:p text:style-name="Standard"><text:tab/>else {</text:p>
      <text:p text:style-name="Standard"><text:tab/>struct node* ptr = start; </text:p>
      <text:p text:style-name="Standard"><text:tab/>while (ptr != NULL) {</text:p>
      <text:p text:style-name="Standard"><text:tab/>printf("-&gt; %d", ptr-&gt;data);</text:p>
      <text:p text:style-name="Standard"><text:tab/>ptr = ptr-&gt;link;</text:p>
      <text:p text:style-name="Standard"><text:tab/>}</text:p>
      <text:p text:style-name="Standard"><text:s text:c="2"/><text:tab/>}</text:p>
      <text:p text:style-name="Standard">}</text:p>
      <text:p text:style-name="Standard"/>
      <text:p text:style-name="Standard"/>
      <text:p text:style-name="Standard">void freeList() {</text:p>
      <text:p text:style-name="Standard"><text:tab/>while (start != NULL) {</text:p>
      <text:p text:style-name="Standard"><text:tab/>deleteAtHead();</text:p>
      <text:p text:style-name="Standard"><text:tab/>}</text:p>
      <text:p text:style-name="Standard">}</text:p>
      <text:p text:style-name="Standard"/>
      <text:p text:style-name="Standard">int main() {</text:p>
      <text:p text:style-name="Standard">int choice;</text:p>
      <text:p text:style-name="Standard"><text:tab/>while (1) {</text:p>
      <text:p text:style-name="Standard"/>
      <text:p text:style-name="Standard"><text:tab/>printf("\n--- Menu ---\n");</text:p>
      <text:p text:style-name="Standard"><text:tab/>printf("1. Insert at Head\n");</text:p>
      <text:p text:style-name="Standard"><text:tab/>printf("2. Insert at Tail\n");</text:p>
      <text:p text:style-name="Standard"><text:tab/>printf("3. Delete Head\n");</text:p>
      <text:p text:style-name="Standard"><text:tab/>printf("4. Delete Tail\n");</text:p>
      <text:p text:style-name="Standard"><text:tab/>printf("5. Traverse List\n");</text:p>
      <text:p text:style-name="Standard"><text:tab/>printf("6. Exit\n");</text:p>
      <text:p text:style-name="Standard"><text:tab/>printf("Enter your choice: ");</text:p>
      <text:p text:style-name="Standard"><text:tab/>scanf("%d", &amp;choice);</text:p>
      <text:p text:style-name="Standard"><text:tab/></text:p>
      <text:p text:style-name="Standard"><text:tab/>switch (choice) {</text:p>
      <text:p text:style-name="Standard"><text:tab/>case 1:</text:p>
      <text:p text:style-name="Standard"><text:tab/><text:tab/>insertAtHead(); </text:p>
      <text:p text:style-name="Standard"><text:tab/><text:tab/>printf("Node inserted at head.\n");</text:p>
      <text:p text:style-name="Standard"><text:tab/><text:tab/>break;</text:p>
      <text:p text:style-name="Standard"><text:tab/>case 2:</text:p>
      <text:p text:style-name="Standard"><text:tab/><text:tab/>insertTail(); </text:p>
      <text:p text:style-name="Standard"><text:tab/><text:tab/>printf("Node inserted at tail.\n");</text:p>
      <text:p text:style-name="Standard"><text:tab/><text:tab/>break;</text:p>
      <text:p text:style-name="Standard"><text:tab/>case 3:</text:p>
      <text:p text:style-name="Standard"><text:tab/><text:tab/>deleteAtHead(); </text:p>
      <text:p text:style-name="Standard"><text:tab/><text:tab/>break;</text:p>
      <text:p text:style-name="Standard"><text:tab/>case 4:</text:p>
      <text:p text:style-name="Standard"><text:tab/><text:tab/>deleteTail(); </text:p>
      <text:p text:style-name="Standard"><text:tab/><text:tab/>break;</text:p>
      <text:p text:style-name="Standard"><text:soft-page-break/><text:tab/>case 5:</text:p>
      <text:p text:style-name="Standard"><text:tab/><text:tab/>printf("Current List: ");</text:p>
      <text:p text:style-name="Standard"><text:tab/><text:tab/>traverse(); </text:p>
      <text:p text:style-name="Standard"><text:tab/><text:tab/>break;</text:p>
      <text:p text:style-name="Standard"><text:tab/>case 6:</text:p>
      <text:p text:style-name="Standard"><text:tab/><text:tab/>printf("Exiting program.\n");freeList(); </text:p>
      <text:p text:style-name="Standard"><text:tab/><text:tab/>exit(0);</text:p>
      <text:p text:style-name="Standard"><text:tab/>default:</text:p>
      <text:p text:style-name="Standard"><text:tab/><text:tab/>printf("Invalid choice! Please choose a valid option.\n");</text:p>
      <text:p text:style-name="Standard"><text:tab/>}</text:p>
      <text:p text:style-name="Standard"><text:tab/>}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6:21:54.742842814</meta:creation-date>
    <dc:date>2024-10-05T16:22:17.613279850</dc:date>
    <meta:editing-duration>PT25S</meta:editing-duration>
    <meta:editing-cycles>1</meta:editing-cycles>
    <meta:document-statistic meta:table-count="0" meta:image-count="0" meta:object-count="0" meta:page-count="4" meta:paragraph-count="146" meta:word-count="305" meta:character-count="2262" meta:non-whitespace-character-count="1935"/>
    <meta:generator>LibreOffice/7.3.7.2$Linux_X86_64 LibreOffice_project/30$Build-2</meta:generator>
  </office:meta>
</office:document-meta>
</file>